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69mm"/>
    </style:style>
    <style:style style:name="co2" style:family="table-column">
      <style:table-column-properties fo:break-before="auto" style:column-width="17.04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1.64mm"/>
    </style:style>
    <style:style style:name="co5" style:family="table-column">
      <style:table-column-properties fo:break-before="auto" style:column-width="48.05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33.83mm"/>
    </style:style>
    <style:style style:name="co8" style:family="table-column">
      <style:table-column-properties fo:break-before="auto" style:column-width="46.44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0.32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ta1" style:family="table" style:master-page-name="PageStyle_5f_2017-18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Excel_20_Built-in_20_Normal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71mm"/>
    </style:style>
    <style:style style:name="ce3" style:family="table-cell" style:parent-style-name="Excel_20_Built-in_20_Normal">
      <style:table-cell-properties fo:border-bottom="0.74pt solid #3d3d3d" style:diagonal-bl-tr="none" style:diagonal-tl-br="none" fo:border-left="none" fo:padding="0.71mm" fo:border-right="none" style:rotation-align="none" fo:border-top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" style:family="table-cell" style:parent-style-name="Excel_20_Built-in_20_Normal">
      <style:table-cell-properties style:diagonal-bl-tr="none" style:diagonal-tl-br="none" fo:border="none" fo:padding="0.71mm"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transparent" fo:padding="0.71mm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</style:style>
    <style:style style:name="ce8" style:family="table-cell" style:parent-style-name="Excel_20_Built-in_20_Normal">
      <style:table-cell-properties style:diagonal-bl-tr="none" style:diagonal-tl-br="none" fo:background-color="transparent" fo:border="none" fo:padding="0.71mm" style:rotation-align="none"/>
    </style:style>
    <style:style style:name="ce9" style:family="table-cell" style:parent-style-name="Excel_20_Built-in_20_Normal">
      <style:table-cell-properties style:diagonal-bl-tr="none" style:diagonal-tl-br="none" fo:border="none" fo:padding="0.71mm" style:rotation-align="non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Excel_20_Built-in_20_Normal">
      <style:table-cell-properties fo:padding="0.71mm" style:vertical-align="middle"/>
    </style:style>
    <style:style style:name="ce21" style:family="table-cell" style:parent-style-name="Default">
      <style:table-cell-properties style:diagonal-bl-tr="none" style:diagonal-tl-br="none" fo:border="none" fo:padding="0.71mm" style:rotation-align="none" style:vertical-align="middl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1.76pt solid #3d3d3d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28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1.76pt solid #3d3d3d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 style:data-style-name="N126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fo:border="none" fo:padding="0.71mm" style:rotation-align="none" style:vertical-align="middl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padding="0.71mm" style:vertical-align="middle"/>
    </style:style>
    <style:style style:name="ce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4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7-18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Default"/>
        <table:table-column table:style-name="co5" table:default-cell-style-name="ce10"/>
        <table:table-column table:style-name="co6" table:default-cell-style-name="ce10"/>
        <table:table-column table:style-name="co4" table:number-columns-repeated="3" table:default-cell-style-name="Default"/>
        <table:table-column table:style-name="co7" table:default-cell-style-name="ce10"/>
        <table:table-column table:style-name="co4" table:number-columns-repeated="2" table:default-cell-style-name="Default"/>
        <table:table-column table:style-name="co8" table:default-cell-style-name="ce10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1" office:value-type="float" office:value="30" calcext:value-type="float">
            <text:p>30</text:p>
          </table:table-cell>
          <table:table-cell table:style-name="ce12" table:number-columns-repeated="2"/>
          <table:table-cell table:style-name="ce2" table:number-columns-repeated="5"/>
          <table:table-cell table:style-name="ce37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12" table:number-columns-repeated="3"/>
          <table:table-cell table:style-name="ce2"/>
          <table:table-cell table:style-name="ce22" office:value-type="string" calcext:value-type="string" table:number-columns-spanned="4" table:number-rows-spanned="1">
            <text:p>Algoritmo Greedy</text:p>
          </table:table-cell>
          <table:covered-table-cell table:number-columns-repeated="2" table:style-name="ce25"/>
          <table:covered-table-cell table:style-name="ce32"/>
          <table:table-cell table:style-name="ce38"/>
          <table:table-cell table:style-name="ce45" table:number-columns-repeated="2"/>
          <table:table-cell/>
          <table:table-cell table:style-name="ce22" office:value-type="string" calcext:value-type="string" table:number-columns-spanned="4" table:number-rows-spanned="1">
            <text:p>Algoritmo X</text:p>
          </table:table-cell>
          <table:covered-table-cell table:number-columns-repeated="2" table:style-name="ce25"/>
          <table:covered-table-cell table:style-name="ce32"/>
          <table:table-cell table:number-columns-repeated="1007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m</text:p>
          </table:table-cell>
          <table:table-cell table:style-name="ce18" office:value-type="string" calcext:value-type="string">
            <text:p>Mejor coste</text:p>
          </table:table-cell>
          <table:table-cell table:style-name="ce20"/>
          <table:table-cell table:style-name="ce23" office:value-type="string" calcext:value-type="string">
            <text:p>Caso</text:p>
          </table:table-cell>
          <table:table-cell table:style-name="ce26" office:value-type="string" calcext:value-type="string">
            <text:p>Coste obtenido</text:p>
          </table:table-cell>
          <table:table-cell table:style-name="ce30" office:value-type="string" calcext:value-type="string">
            <text:p>Desv</text:p>
          </table:table-cell>
          <table:table-cell table:style-name="ce33" office:value-type="string" calcext:value-type="string">
            <text:p>Tiempo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3" office:value-type="string" calcext:value-type="string">
            <text:p>Caso</text:p>
          </table:table-cell>
          <table:table-cell table:style-name="ce26" office:value-type="string" calcext:value-type="string">
            <text:p>Coste obtenido</text:p>
          </table:table-cell>
          <table:table-cell table:style-name="ce30" office:value-type="string" calcext:value-type="string">
            <text:p>Desv</text:p>
          </table:table-cell>
          <table:table-cell table:style-name="ce33" office:value-type="string" calcext:value-type="string">
            <text:p>Tiempo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c_11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19587.12891" calcext:value-type="float">
            <text:p>19587,12891</text:p>
          </table:table-cell>
          <table:table-cell table:style-name="ce20"/>
          <table:table-cell table:style-name="ce24" office:value-type="string" calcext:value-type="string">
            <text:p>GKD-c_11_n500_m50</text:p>
          </table:table-cell>
          <table:table-cell table:style-name="ce27" office:value-type="float" office:value="18095.5" calcext:value-type="float">
            <text:p>18.095,500</text:p>
          </table:table-cell>
          <table:table-cell table:style-name="ce31" table:formula="of:=100*([.D4]-[.G4])/[.D4]" office:value-type="float" office:value="7.6153524942518" calcext:value-type="float">
            <text:p>7,62</text:p>
          </table:table-cell>
          <table:table-cell table:style-name="ce34" office:value-type="float" office:value="0.004699" calcext:value-type="float">
            <text:p>0,00470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GKD-c_11_n500_m50</text:p>
          </table:table-cell>
          <table:table-cell table:style-name="ce53" office:value-type="float" office:value="18250.8" calcext:value-type="float">
            <text:p>18.250,80</text:p>
          </table:table-cell>
          <table:table-cell table:style-name="ce31"/>
          <table:table-cell table:style-name="ce34" office:value-type="float" office:value="0.500024" calcext:value-type="float">
            <text:p>0,5000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c_12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19360.23633" calcext:value-type="float">
            <text:p>19360,23633</text:p>
          </table:table-cell>
          <table:table-cell table:style-name="ce20"/>
          <table:table-cell table:style-name="ce24" office:value-type="string" calcext:value-type="string">
            <text:p>GKD-c_12_n500_m50</text:p>
          </table:table-cell>
          <table:table-cell table:style-name="ce27" office:value-type="float" office:value="17356.5" calcext:value-type="float">
            <text:p>17.356,500</text:p>
          </table:table-cell>
          <table:table-cell table:style-name="ce31" table:formula="of:=100*([.D5]-[.G5])/[.D5]" office:value-type="float" office:value="10.3497513968622" calcext:value-type="float">
            <text:p>10,35</text:p>
          </table:table-cell>
          <table:table-cell table:style-name="ce34" office:value-type="float" office:value="0.004527" calcext:value-type="float">
            <text:p>0,00453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GKD-c_12_n500_m50</text:p>
          </table:table-cell>
          <table:table-cell table:style-name="ce53" office:value-type="float" office:value="17783.9" calcext:value-type="float">
            <text:p>17.783,90</text:p>
          </table:table-cell>
          <table:table-cell table:style-name="ce31"/>
          <table:table-cell table:style-name="ce34" office:value-type="float" office:value="0.575608" calcext:value-type="float">
            <text:p>0,5756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c_13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19366.69922" calcext:value-type="float">
            <text:p>19366,69922</text:p>
          </table:table-cell>
          <table:table-cell table:style-name="ce20"/>
          <table:table-cell table:style-name="ce24" office:value-type="string" calcext:value-type="string">
            <text:p>GKD-c_13_n500_m50</text:p>
          </table:table-cell>
          <table:table-cell table:style-name="ce27" office:value-type="float" office:value="17677.1" calcext:value-type="float">
            <text:p>17.677,100</text:p>
          </table:table-cell>
          <table:table-cell table:style-name="ce31" table:formula="of:=100*([.D6]-[.G6])/[.D6]" office:value-type="float" office:value="8.72424981049507" calcext:value-type="float">
            <text:p>8,72</text:p>
          </table:table-cell>
          <table:table-cell table:style-name="ce34" office:value-type="float" office:value="0.004528" calcext:value-type="float">
            <text:p>0,00453</text:p>
          </table:table-cell>
          <table:table-cell table:style-name="ce39"/>
          <table:table-cell table:style-name="ce41" office:value-type="string" calcext:value-type="string">
            <text:p>Media Desv:</text:p>
          </table:table-cell>
          <table:table-cell table:style-name="ce49" table:formula="of:=SUM([.H4:.H43])/[.B1]" office:value-type="float" office:value="4.44083647313088" calcext:value-type="float">
            <text:p>4,44</text:p>
          </table:table-cell>
          <table:table-cell table:style-name="ce43"/>
          <table:table-cell table:style-name="ce24" office:value-type="string" calcext:value-type="string">
            <text:p>GKD-c_13_n500_m50</text:p>
          </table:table-cell>
          <table:table-cell table:style-name="ce53" office:value-type="float" office:value="17924.5" calcext:value-type="float">
            <text:p>17.924,50</text:p>
          </table:table-cell>
          <table:table-cell table:style-name="ce31"/>
          <table:table-cell table:style-name="ce34" office:value-type="float" office:value="1.27598" calcext:value-type="float">
            <text:p>1,27598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c_14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19458.56641" calcext:value-type="float">
            <text:p>19458,56641</text:p>
          </table:table-cell>
          <table:table-cell table:style-name="ce20"/>
          <table:table-cell table:style-name="ce24" office:value-type="string" calcext:value-type="string">
            <text:p>GKD-c_14_n500_m50</text:p>
          </table:table-cell>
          <table:table-cell table:style-name="ce27" office:value-type="float" office:value="17529.1" calcext:value-type="float">
            <text:p>17.529,100</text:p>
          </table:table-cell>
          <table:table-cell table:style-name="ce31" table:formula="of:=100*([.D7]-[.G7])/[.D7]" office:value-type="float" office:value="9.91576855840944" calcext:value-type="float">
            <text:p>9,92</text:p>
          </table:table-cell>
          <table:table-cell table:style-name="ce34" office:value-type="float" office:value="0.004685" calcext:value-type="float">
            <text:p>0,00469</text:p>
          </table:table-cell>
          <table:table-cell table:style-name="ce39"/>
          <table:table-cell table:style-name="ce41" office:value-type="string" calcext:value-type="string">
            <text:p>Media Tiempo:</text:p>
          </table:table-cell>
          <table:table-cell table:style-name="ce49" table:formula="of:=SUM([.I4:.I43])/[.B1]" office:value-type="float" office:value="0.1761682" calcext:value-type="float">
            <text:p>0,18</text:p>
          </table:table-cell>
          <table:table-cell table:style-name="ce43"/>
          <table:table-cell table:style-name="ce24" office:value-type="string" calcext:value-type="string">
            <text:p>GKD-c_14_n500_m50</text:p>
          </table:table-cell>
          <table:table-cell table:style-name="ce53" office:value-type="float" office:value="17904" calcext:value-type="float">
            <text:p>17.904,00</text:p>
          </table:table-cell>
          <table:table-cell table:style-name="ce31"/>
          <table:table-cell table:style-name="ce34" office:value-type="float" office:value="1.02485" calcext:value-type="float">
            <text:p>1,02485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c_15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19422.15039" calcext:value-type="float">
            <text:p>19422,15039</text:p>
          </table:table-cell>
          <table:table-cell table:style-name="ce20"/>
          <table:table-cell table:style-name="ce24" office:value-type="string" calcext:value-type="string">
            <text:p>GKD-c_15_n500_m50</text:p>
          </table:table-cell>
          <table:table-cell table:style-name="ce28" office:value-type="float" office:value="17752.6" calcext:value-type="float">
            <text:p>17752,600</text:p>
          </table:table-cell>
          <table:table-cell table:style-name="ce31" table:formula="of:=100*([.D8]-[.G8])/[.D8]" office:value-type="float" office:value="8.59611503605498" calcext:value-type="float">
            <text:p>8,60</text:p>
          </table:table-cell>
          <table:table-cell table:style-name="ce34" office:value-type="float" office:value="0.003669" calcext:value-type="float">
            <text:p>0,00367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GKD-c_15_n500_m50</text:p>
          </table:table-cell>
          <table:table-cell table:style-name="ce53" office:value-type="float" office:value="17869.3" calcext:value-type="float">
            <text:p>17.869,30</text:p>
          </table:table-cell>
          <table:table-cell table:style-name="ce31"/>
          <table:table-cell table:style-name="ce34" office:value-type="float" office:value="0.53494" calcext:value-type="float">
            <text:p>0,53494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c_16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19680.20898" calcext:value-type="float">
            <text:p>19680,20898</text:p>
          </table:table-cell>
          <table:table-cell table:style-name="ce20"/>
          <table:table-cell table:style-name="ce24" office:value-type="string" calcext:value-type="string">
            <text:p>GKD-c_16_n500_m50</text:p>
          </table:table-cell>
          <table:table-cell table:style-name="ce28" office:value-type="float" office:value="17978.2" calcext:value-type="float">
            <text:p>17978,200</text:p>
          </table:table-cell>
          <table:table-cell table:style-name="ce31" table:formula="of:=100*([.D9]-[.G9])/[.D9]" office:value-type="float" office:value="8.6483277780722" calcext:value-type="float">
            <text:p>8,65</text:p>
          </table:table-cell>
          <table:table-cell table:style-name="ce34" office:value-type="float" office:value="0.003698" calcext:value-type="float">
            <text:p>0,00370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GKD-c_16_n500_m50</text:p>
          </table:table-cell>
          <table:table-cell table:style-name="ce53" office:value-type="float" office:value="18141.3" calcext:value-type="float">
            <text:p>18.141,30</text:p>
          </table:table-cell>
          <table:table-cell table:style-name="ce31"/>
          <table:table-cell table:style-name="ce34" office:value-type="float" office:value="0.520452" calcext:value-type="float">
            <text:p>0,52045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c_17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19331.38867" calcext:value-type="float">
            <text:p>19331,38867</text:p>
          </table:table-cell>
          <table:table-cell table:style-name="ce20"/>
          <table:table-cell table:style-name="ce24" office:value-type="string" calcext:value-type="string">
            <text:p>GKD-c_17_n500_m50</text:p>
          </table:table-cell>
          <table:table-cell table:style-name="ce28" office:value-type="float" office:value="17903.5" calcext:value-type="float">
            <text:p>17903,500</text:p>
          </table:table-cell>
          <table:table-cell table:style-name="ce31" table:formula="of:=100*([.D10]-[.G10])/[.D10]" office:value-type="float" office:value="7.3863740177958" calcext:value-type="float">
            <text:p>7,39</text:p>
          </table:table-cell>
          <table:table-cell table:style-name="ce34" office:value-type="float" office:value="0.004701" calcext:value-type="float">
            <text:p>0,00470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GKD-c_17_n500_m50</text:p>
          </table:table-cell>
          <table:table-cell table:style-name="ce53" office:value-type="float" office:value="17987.6" calcext:value-type="float">
            <text:p>17.987,60</text:p>
          </table:table-cell>
          <table:table-cell table:style-name="ce31"/>
          <table:table-cell table:style-name="ce34" office:value-type="float" office:value="1.66191" calcext:value-type="float">
            <text:p>1,6619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c_18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19461.39453" calcext:value-type="float">
            <text:p>19461,39453</text:p>
          </table:table-cell>
          <table:table-cell table:style-name="ce20"/>
          <table:table-cell table:style-name="ce24" office:value-type="string" calcext:value-type="string">
            <text:p>GKD-c_18_n500_m50</text:p>
          </table:table-cell>
          <table:table-cell table:style-name="ce28" office:value-type="float" office:value="17713.5" calcext:value-type="float">
            <text:p>17713,500</text:p>
          </table:table-cell>
          <table:table-cell table:style-name="ce31" table:formula="of:=100*([.D11]-[.G11])/[.D11]" office:value-type="float" office:value="8.98134266434812" calcext:value-type="float">
            <text:p>8,98</text:p>
          </table:table-cell>
          <table:table-cell table:style-name="ce34" office:value-type="float" office:value="0.005183" calcext:value-type="float">
            <text:p>0,00518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GKD-c_18_n500_m50</text:p>
          </table:table-cell>
          <table:table-cell table:style-name="ce53" office:value-type="float" office:value="17869.2" calcext:value-type="float">
            <text:p>17.869,20</text:p>
          </table:table-cell>
          <table:table-cell table:style-name="ce31"/>
          <table:table-cell table:style-name="ce34" office:value-type="float" office:value="1.45012" calcext:value-type="float">
            <text:p>1,4501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c_19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19477.32813" calcext:value-type="float">
            <text:p>19477,32813</text:p>
          </table:table-cell>
          <table:table-cell table:style-name="ce20"/>
          <table:table-cell table:style-name="ce24" office:value-type="string" calcext:value-type="string">
            <text:p>GKD-c_19_n500_m50</text:p>
          </table:table-cell>
          <table:table-cell table:style-name="ce28" office:value-type="float" office:value="17704.9" calcext:value-type="float">
            <text:p>17704,900</text:p>
          </table:table-cell>
          <table:table-cell table:style-name="ce31" table:formula="of:=100*([.D12]-[.G12])/[.D12]" office:value-type="float" office:value="9.09995517953006" calcext:value-type="float">
            <text:p>9,10</text:p>
          </table:table-cell>
          <table:table-cell table:style-name="ce34" office:value-type="float" office:value="0.00371" calcext:value-type="float">
            <text:p>0,00371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GKD-c_19_n500_m50</text:p>
          </table:table-cell>
          <table:table-cell table:style-name="ce53" office:value-type="float" office:value="17974" calcext:value-type="float">
            <text:p>17.974,00</text:p>
          </table:table-cell>
          <table:table-cell table:style-name="ce31"/>
          <table:table-cell table:style-name="ce34" office:value-type="float" office:value="0.831387" calcext:value-type="float">
            <text:p>0,83139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c_20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19604.84375" calcext:value-type="float">
            <text:p>19604,84375</text:p>
          </table:table-cell>
          <table:table-cell table:style-name="ce20"/>
          <table:table-cell table:style-name="ce24" office:value-type="string" calcext:value-type="string">
            <text:p>GKD-c_20_n500_m50</text:p>
          </table:table-cell>
          <table:table-cell table:style-name="ce28" office:value-type="float" office:value="17788.8" calcext:value-type="float">
            <text:p>17788,800</text:p>
          </table:table-cell>
          <table:table-cell table:style-name="ce31" table:formula="of:=100*([.D13]-[.G13])/[.D13]" office:value-type="float" office:value="9.26324011126077" calcext:value-type="float">
            <text:p>9,26</text:p>
          </table:table-cell>
          <table:table-cell table:style-name="ce34" office:value-type="float" office:value="0.003841" calcext:value-type="float">
            <text:p>0,00384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GKD-c_20_n500_m50</text:p>
          </table:table-cell>
          <table:table-cell table:style-name="ce53" office:value-type="float" office:value="17883.7" calcext:value-type="float">
            <text:p>17.883,70</text:p>
          </table:table-cell>
          <table:table-cell table:style-name="ce31"/>
          <table:table-cell table:style-name="ce34" office:value-type="float" office:value="1.48966" calcext:value-type="float">
            <text:p>1,48966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b_1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778030.625" calcext:value-type="float">
            <text:p>778030,625</text:p>
          </table:table-cell>
          <table:table-cell table:style-name="ce20"/>
          <table:table-cell table:style-name="ce24" office:value-type="string" calcext:value-type="string">
            <text:p>MDG-b_1_n500_m50</text:p>
          </table:table-cell>
          <table:table-cell table:style-name="ce28" office:value-type="float" office:value="754081" calcext:value-type="float">
            <text:p>754081,000</text:p>
          </table:table-cell>
          <table:table-cell table:style-name="ce31" table:formula="of:=100*([.D14]-[.G14])/[.D14]" office:value-type="float" office:value="3.07823679819801" calcext:value-type="float">
            <text:p>3,08</text:p>
          </table:table-cell>
          <table:table-cell table:style-name="ce34" office:value-type="float" office:value="0.004553" calcext:value-type="float">
            <text:p>0,00455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MDG-b_1_n500_m50</text:p>
          </table:table-cell>
          <table:table-cell table:style-name="ce53" office:value-type="float" office:value="768057" calcext:value-type="float">
            <text:p>768.057,00</text:p>
          </table:table-cell>
          <table:table-cell table:style-name="ce31"/>
          <table:table-cell table:style-name="ce34" office:value-type="float" office:value="0.974748" calcext:value-type="float">
            <text:p>0,97475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b_2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779963.6875" calcext:value-type="float">
            <text:p>779963,6875</text:p>
          </table:table-cell>
          <table:table-cell table:style-name="ce20"/>
          <table:table-cell table:style-name="ce24" office:value-type="string" calcext:value-type="string">
            <text:p>MDG-b_2_n500_m50</text:p>
          </table:table-cell>
          <table:table-cell table:style-name="ce28" office:value-type="float" office:value="761437" calcext:value-type="float">
            <text:p>761437,000</text:p>
          </table:table-cell>
          <table:table-cell table:style-name="ce31" table:formula="of:=100*([.D15]-[.G15])/[.D15]" office:value-type="float" office:value="2.37532692828088" calcext:value-type="float">
            <text:p>2,38</text:p>
          </table:table-cell>
          <table:table-cell table:style-name="ce34" office:value-type="float" office:value="0.003946" calcext:value-type="float">
            <text:p>0,00395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MDG-b_2_n500_m50</text:p>
          </table:table-cell>
          <table:table-cell table:style-name="ce53" office:value-type="float" office:value="767074" calcext:value-type="float">
            <text:p>767.074,00</text:p>
          </table:table-cell>
          <table:table-cell table:style-name="ce31"/>
          <table:table-cell table:style-name="ce34" office:value-type="float" office:value="0.74457" calcext:value-type="float">
            <text:p>0,74457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b_3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776768.4375" calcext:value-type="float">
            <text:p>776768,4375</text:p>
          </table:table-cell>
          <table:table-cell table:style-name="ce20"/>
          <table:table-cell table:style-name="ce24" office:value-type="string" calcext:value-type="string">
            <text:p>MDG-b_3_n500_m50</text:p>
          </table:table-cell>
          <table:table-cell table:style-name="ce28" office:value-type="float" office:value="751115" calcext:value-type="float">
            <text:p>751115,000</text:p>
          </table:table-cell>
          <table:table-cell table:style-name="ce31" table:formula="of:=100*([.D16]-[.G16])/[.D16]" office:value-type="float" office:value="3.30258494829741" calcext:value-type="float">
            <text:p>3,30</text:p>
          </table:table-cell>
          <table:table-cell table:style-name="ce34" office:value-type="float" office:value="0.003633" calcext:value-type="float">
            <text:p>0,00363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MDG-b_3_n500_m50</text:p>
          </table:table-cell>
          <table:table-cell table:style-name="ce53" office:value-type="float" office:value="752779" calcext:value-type="float">
            <text:p>752.779,00</text:p>
          </table:table-cell>
          <table:table-cell table:style-name="ce31"/>
          <table:table-cell table:style-name="ce34" office:value-type="float" office:value="1.03927" calcext:value-type="float">
            <text:p>1,03927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b_4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775394.625" calcext:value-type="float">
            <text:p>775394,625</text:p>
          </table:table-cell>
          <table:table-cell table:style-name="ce20"/>
          <table:table-cell table:style-name="ce24" office:value-type="string" calcext:value-type="string">
            <text:p>MDG-b_4_n500_m50</text:p>
          </table:table-cell>
          <table:table-cell table:style-name="ce28" office:value-type="float" office:value="760257" calcext:value-type="float">
            <text:p>760257,000</text:p>
          </table:table-cell>
          <table:table-cell table:style-name="ce31" table:formula="of:=100*([.D17]-[.G17])/[.D17]" office:value-type="float" office:value="1.95224786346694" calcext:value-type="float">
            <text:p>1,95</text:p>
          </table:table-cell>
          <table:table-cell table:style-name="ce34" office:value-type="float" office:value="0.008008" calcext:value-type="float">
            <text:p>0,00801</text:p>
          </table:table-cell>
          <table:table-cell table:style-name="ce39"/>
          <table:table-cell table:style-name="ce46"/>
          <table:table-cell table:style-name="ce48"/>
          <table:table-cell table:style-name="ce43"/>
          <table:table-cell table:style-name="ce24" office:value-type="string" calcext:value-type="string">
            <text:p>MDG-b_4_n500_m50</text:p>
          </table:table-cell>
          <table:table-cell table:style-name="ce53" office:value-type="float" office:value="766240" calcext:value-type="float">
            <text:p>766.240,00</text:p>
          </table:table-cell>
          <table:table-cell table:style-name="ce31"/>
          <table:table-cell table:style-name="ce34" office:value-type="float" office:value="1.39859" calcext:value-type="float">
            <text:p>1,39859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b_5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775611.0625" calcext:value-type="float">
            <text:p>775611,0625</text:p>
          </table:table-cell>
          <table:table-cell table:style-name="ce20"/>
          <table:table-cell table:style-name="ce24" office:value-type="string" calcext:value-type="string">
            <text:p>MDG-b_5_n500_m50</text:p>
          </table:table-cell>
          <table:table-cell table:style-name="ce28" office:value-type="float" office:value="753668" calcext:value-type="float">
            <text:p>753668,000</text:p>
          </table:table-cell>
          <table:table-cell table:style-name="ce31" table:formula="of:=100*([.D18]-[.G18])/[.D18]" office:value-type="float" office:value="2.82913222372973" calcext:value-type="float">
            <text:p>2,83</text:p>
          </table:table-cell>
          <table:table-cell table:style-name="ce34" office:value-type="float" office:value="0.007776" calcext:value-type="float">
            <text:p>0,00778</text:p>
          </table:table-cell>
          <table:table-cell table:style-name="ce20" table:number-columns-repeated="3"/>
          <table:table-cell table:style-name="ce43"/>
          <table:table-cell table:style-name="ce24" office:value-type="string" calcext:value-type="string">
            <text:p>MDG-b_5_n500_m50</text:p>
          </table:table-cell>
          <table:table-cell table:style-name="ce53" office:value-type="float" office:value="757839" calcext:value-type="float">
            <text:p>757.839,00</text:p>
          </table:table-cell>
          <table:table-cell table:style-name="ce31"/>
          <table:table-cell table:style-name="ce34" office:value-type="float" office:value="0.484578" calcext:value-type="float">
            <text:p>0,48458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b_6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775153.6875" calcext:value-type="float">
            <text:p>775153,6875</text:p>
          </table:table-cell>
          <table:table-cell table:style-name="ce20"/>
          <table:table-cell table:style-name="ce24" office:value-type="string" calcext:value-type="string">
            <text:p>MDG-b_6_n500_m50</text:p>
          </table:table-cell>
          <table:table-cell table:style-name="ce28" office:value-type="float" office:value="753581" calcext:value-type="float">
            <text:p>753581,000</text:p>
          </table:table-cell>
          <table:table-cell table:style-name="ce31" table:formula="of:=100*([.D19]-[.G19])/[.D19]" office:value-type="float" office:value="2.78302068968742" calcext:value-type="float">
            <text:p>2,78</text:p>
          </table:table-cell>
          <table:table-cell table:style-name="ce34" office:value-type="float" office:value="0.007361" calcext:value-type="float">
            <text:p>0,00736</text:p>
          </table:table-cell>
          <table:table-cell table:style-name="ce40" table:number-columns-repeated="3"/>
          <table:table-cell table:style-name="ce43"/>
          <table:table-cell table:style-name="ce24" office:value-type="string" calcext:value-type="string">
            <text:p>MDG-b_6_n500_m50</text:p>
          </table:table-cell>
          <table:table-cell table:style-name="ce53" office:value-type="float" office:value="757628" calcext:value-type="float">
            <text:p>757.628,00</text:p>
          </table:table-cell>
          <table:table-cell table:style-name="ce31"/>
          <table:table-cell table:style-name="ce34" office:value-type="float" office:value="0.683489" calcext:value-type="float">
            <text:p>0,68349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b_7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777232.875" calcext:value-type="float">
            <text:p>777232,875</text:p>
          </table:table-cell>
          <table:table-cell table:style-name="ce20"/>
          <table:table-cell table:style-name="ce24" office:value-type="string" calcext:value-type="string">
            <text:p>MDG-b_7_n500_m50</text:p>
          </table:table-cell>
          <table:table-cell table:style-name="ce28" office:value-type="float" office:value="755966" calcext:value-type="float">
            <text:p>755966,000</text:p>
          </table:table-cell>
          <table:table-cell table:style-name="ce31" table:formula="of:=100*([.D20]-[.G20])/[.D20]" office:value-type="float" office:value="2.73622947305208" calcext:value-type="float">
            <text:p>2,74</text:p>
          </table:table-cell>
          <table:table-cell table:style-name="ce34" office:value-type="float" office:value="0.007616" calcext:value-type="float">
            <text:p>0,00762</text:p>
          </table:table-cell>
          <table:table-cell table:style-name="ce41" table:number-columns-repeated="2"/>
          <table:table-cell table:style-name="ce50"/>
          <table:table-cell table:style-name="ce43"/>
          <table:table-cell table:style-name="ce24" office:value-type="string" calcext:value-type="string">
            <text:p>MDG-b_7_n500_m50</text:p>
          </table:table-cell>
          <table:table-cell table:style-name="ce53" office:value-type="float" office:value="770204" calcext:value-type="float">
            <text:p>770.204,00</text:p>
          </table:table-cell>
          <table:table-cell table:style-name="ce31"/>
          <table:table-cell table:style-name="ce34" office:value-type="float" office:value="0.95952" calcext:value-type="float">
            <text:p>0,9595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b_8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779168.75" calcext:value-type="float">
            <text:p>779168,75</text:p>
          </table:table-cell>
          <table:table-cell table:style-name="ce20"/>
          <table:table-cell table:style-name="ce24" office:value-type="string" calcext:value-type="string">
            <text:p>MDG-b_8_n500_m50</text:p>
          </table:table-cell>
          <table:table-cell table:style-name="ce28" office:value-type="float" office:value="755936" calcext:value-type="float">
            <text:p>755936,000</text:p>
          </table:table-cell>
          <table:table-cell table:style-name="ce31" table:formula="of:=100*([.D21]-[.G21])/[.D21]" office:value-type="float" office:value="2.98173534295363" calcext:value-type="float">
            <text:p>2,98</text:p>
          </table:table-cell>
          <table:table-cell table:style-name="ce34" office:value-type="float" office:value="0.007501" calcext:value-type="float">
            <text:p>0,00750</text:p>
          </table:table-cell>
          <table:table-cell table:style-name="ce41" table:number-columns-repeated="2"/>
          <table:table-cell table:style-name="ce50"/>
          <table:table-cell table:style-name="ce43"/>
          <table:table-cell table:style-name="ce24" office:value-type="string" calcext:value-type="string">
            <text:p>MDG-b_8_n500_m50</text:p>
          </table:table-cell>
          <table:table-cell table:style-name="ce53" office:value-type="float" office:value="766885" calcext:value-type="float">
            <text:p>766.885,00</text:p>
          </table:table-cell>
          <table:table-cell table:style-name="ce31"/>
          <table:table-cell table:style-name="ce34" office:value-type="float" office:value="1.05369" calcext:value-type="float">
            <text:p>1,05369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b_9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774802.1875" calcext:value-type="float">
            <text:p>774802,1875</text:p>
          </table:table-cell>
          <table:table-cell table:style-name="ce20"/>
          <table:table-cell table:style-name="ce24" office:value-type="string" calcext:value-type="string">
            <text:p>MDG-b_9_n500_m50</text:p>
          </table:table-cell>
          <table:table-cell table:style-name="ce28" office:value-type="float" office:value="752100" calcext:value-type="float">
            <text:p>752100,000</text:p>
          </table:table-cell>
          <table:table-cell table:style-name="ce31" table:formula="of:=100*([.D22]-[.G22])/[.D22]" office:value-type="float" office:value="2.93006239092478" calcext:value-type="float">
            <text:p>2,93</text:p>
          </table:table-cell>
          <table:table-cell table:style-name="ce34" office:value-type="float" office:value="0.008186" calcext:value-type="float">
            <text:p>0,00819</text:p>
          </table:table-cell>
          <table:table-cell table:style-name="ce42" table:number-columns-repeated="2"/>
          <table:table-cell table:style-name="ce51"/>
          <table:table-cell table:style-name="ce43"/>
          <table:table-cell table:style-name="ce24" office:value-type="string" calcext:value-type="string">
            <text:p>MDG-b_9_n500_m50</text:p>
          </table:table-cell>
          <table:table-cell table:style-name="ce53" office:value-type="float" office:value="760282" calcext:value-type="float">
            <text:p>760.282,00</text:p>
          </table:table-cell>
          <table:table-cell table:style-name="ce31"/>
          <table:table-cell table:style-name="ce34" office:value-type="float" office:value="1.28768" calcext:value-type="float">
            <text:p>1,28768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b_10_n500_m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0" calcext:value-type="float">
            <text:p>50</text:p>
          </table:table-cell>
          <table:table-cell table:style-name="ce19" office:value-type="float" office:value="774961.3125" calcext:value-type="float">
            <text:p>774961,3125</text:p>
          </table:table-cell>
          <table:table-cell table:style-name="ce20"/>
          <table:table-cell table:style-name="ce24" office:value-type="string" calcext:value-type="string">
            <text:p>MDG-b_10_n500_m50</text:p>
          </table:table-cell>
          <table:table-cell table:style-name="ce28" office:value-type="float" office:value="745121" calcext:value-type="float">
            <text:p>745121,000</text:p>
          </table:table-cell>
          <table:table-cell table:style-name="ce31" table:formula="of:=100*([.D23]-[.G23])/[.D23]" office:value-type="float" office:value="3.85055512045319" calcext:value-type="float">
            <text:p>3,85</text:p>
          </table:table-cell>
          <table:table-cell table:style-name="ce35" office:value-type="float" office:value="0.007422" calcext:value-type="float">
            <text:p>0,00742</text:p>
          </table:table-cell>
          <table:table-cell table:style-name="ce42" table:number-columns-repeated="2"/>
          <table:table-cell table:style-name="ce51"/>
          <table:table-cell table:style-name="ce43"/>
          <table:table-cell table:style-name="ce24" office:value-type="string" calcext:value-type="string">
            <text:p>MDG-b_10_n500_m50</text:p>
          </table:table-cell>
          <table:table-cell table:style-name="ce53" office:value-type="float" office:value="771455" calcext:value-type="float">
            <text:p>771.455,00</text:p>
          </table:table-cell>
          <table:table-cell table:style-name="ce31"/>
          <table:table-cell table:style-name="ce35" office:value-type="float" office:value="1.03449" calcext:value-type="float">
            <text:p>1,03449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a_31_n2000_m2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" calcext:value-type="float">
            <text:p>200</text:p>
          </table:table-cell>
          <table:table-cell table:style-name="ce19" office:value-type="float" office:value="114139" calcext:value-type="float">
            <text:p>114139</text:p>
          </table:table-cell>
          <table:table-cell table:style-name="ce20"/>
          <table:table-cell table:style-name="ce24" office:value-type="string" calcext:value-type="string">
            <text:p>MDG-a_31_n2000_m200</text:p>
          </table:table-cell>
          <table:table-cell table:style-name="ce28" office:value-type="float" office:value="112451" calcext:value-type="float">
            <text:p>112451,000</text:p>
          </table:table-cell>
          <table:table-cell table:style-name="ce31" table:formula="of:=100*([.D24]-[.G24])/[.D24]" office:value-type="float" office:value="1.47889853599558" calcext:value-type="float">
            <text:p>1,48</text:p>
          </table:table-cell>
          <table:table-cell table:style-name="ce34" office:value-type="float" office:value="0.419913" calcext:value-type="float">
            <text:p>0,41991</text:p>
          </table:table-cell>
          <table:table-cell table:style-name="ce42" table:number-columns-repeated="2"/>
          <table:table-cell table:style-name="ce51"/>
          <table:table-cell table:style-name="ce43"/>
          <table:table-cell table:style-name="ce24" office:value-type="string" calcext:value-type="string">
            <text:p>MDG-a_31_n2000_m200</text:p>
          </table:table-cell>
          <table:table-cell table:style-name="ce53" office:value-type="float" office:value="113188" calcext:value-type="float">
            <text:p>113.188,00</text:p>
          </table:table-cell>
          <table:table-cell table:style-name="ce31"/>
          <table:table-cell table:style-name="ce34" office:value-type="float" office:value="27.8575" calcext:value-type="float">
            <text:p>27,8575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a_32_n2000_m2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" calcext:value-type="float">
            <text:p>200</text:p>
          </table:table-cell>
          <table:table-cell table:style-name="ce19" office:value-type="float" office:value="114092" calcext:value-type="float">
            <text:p>114092</text:p>
          </table:table-cell>
          <table:table-cell table:style-name="ce21"/>
          <table:table-cell table:style-name="ce24" office:value-type="string" calcext:value-type="string">
            <text:p>MDG-a_32_n2000_m200</text:p>
          </table:table-cell>
          <table:table-cell table:style-name="ce28" office:value-type="float" office:value="112390" calcext:value-type="float">
            <text:p>112390,000</text:p>
          </table:table-cell>
          <table:table-cell table:style-name="ce31" table:formula="of:=100*([.D25]-[.G25])/[.D25]" office:value-type="float" office:value="1.49177856466711" calcext:value-type="float">
            <text:p>1,49</text:p>
          </table:table-cell>
          <table:table-cell table:style-name="ce34" office:value-type="float" office:value="0.551197" calcext:value-type="float">
            <text:p>0,55120</text:p>
          </table:table-cell>
          <table:table-cell table:style-name="ce43"/>
          <table:table-cell table:style-name="ce47"/>
          <table:table-cell table:style-name="ce43" table:number-columns-repeated="2"/>
          <table:table-cell table:style-name="ce24" office:value-type="string" calcext:value-type="string">
            <text:p>MDG-a_32_n2000_m200</text:p>
          </table:table-cell>
          <table:table-cell table:style-name="ce53" office:value-type="float" office:value="113016" calcext:value-type="float">
            <text:p>113.016,00</text:p>
          </table:table-cell>
          <table:table-cell table:style-name="ce31"/>
          <table:table-cell table:style-name="ce34" office:value-type="float" office:value="36.4566" calcext:value-type="float">
            <text:p>36,4566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a_33_n2000_m2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" calcext:value-type="float">
            <text:p>200</text:p>
          </table:table-cell>
          <table:table-cell table:style-name="ce19" office:value-type="float" office:value="114124" calcext:value-type="float">
            <text:p>114124</text:p>
          </table:table-cell>
          <table:table-cell table:style-name="ce21"/>
          <table:table-cell table:style-name="ce24" office:value-type="string" calcext:value-type="string">
            <text:p>MDG-a_33_n2000_m200</text:p>
          </table:table-cell>
          <table:table-cell table:style-name="ce28" office:value-type="float" office:value="112338" calcext:value-type="float">
            <text:p>112338,000</text:p>
          </table:table-cell>
          <table:table-cell table:style-name="ce31" table:formula="of:=100*([.D26]-[.G26])/[.D26]" office:value-type="float" office:value="1.5649644246609" calcext:value-type="float">
            <text:p>1,56</text:p>
          </table:table-cell>
          <table:table-cell table:style-name="ce34" office:value-type="float" office:value="0.432297" calcext:value-type="float">
            <text:p>0,43230</text:p>
          </table:table-cell>
          <table:table-cell table:style-name="ce43"/>
          <table:table-cell table:style-name="ce47"/>
          <table:table-cell table:style-name="ce43" table:number-columns-repeated="2"/>
          <table:table-cell table:style-name="ce24" office:value-type="string" calcext:value-type="string">
            <text:p>MDG-a_33_n2000_m200</text:p>
          </table:table-cell>
          <table:table-cell table:style-name="ce53" office:value-type="float" office:value="112665" calcext:value-type="float">
            <text:p>112.665,00</text:p>
          </table:table-cell>
          <table:table-cell table:style-name="ce31"/>
          <table:table-cell table:style-name="ce34" office:value-type="float" office:value="31.1664" calcext:value-type="float">
            <text:p>31,1664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a_34_n2000_m2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" calcext:value-type="float">
            <text:p>200</text:p>
          </table:table-cell>
          <table:table-cell table:style-name="ce19" office:value-type="float" office:value="114203" calcext:value-type="float">
            <text:p>114203</text:p>
          </table:table-cell>
          <table:table-cell table:style-name="ce21"/>
          <table:table-cell table:style-name="ce24" office:value-type="string" calcext:value-type="string">
            <text:p>MDG-a_34_n2000_m200</text:p>
          </table:table-cell>
          <table:table-cell table:style-name="ce28" office:value-type="float" office:value="112694" calcext:value-type="float">
            <text:p>112694,000</text:p>
          </table:table-cell>
          <table:table-cell table:style-name="ce31" table:formula="of:=100*([.D27]-[.G27])/[.D27]" office:value-type="float" office:value="1.32133131353817" calcext:value-type="float">
            <text:p>1,32</text:p>
          </table:table-cell>
          <table:table-cell table:style-name="ce34" office:value-type="float" office:value="0.56786" calcext:value-type="float">
            <text:p>0,56786</text:p>
          </table:table-cell>
          <table:table-cell table:style-name="ce43"/>
          <table:table-cell table:style-name="ce47"/>
          <table:table-cell table:style-name="ce43" table:number-columns-repeated="2"/>
          <table:table-cell table:style-name="ce24" office:value-type="string" calcext:value-type="string">
            <text:p>MDG-a_34_n2000_m200</text:p>
          </table:table-cell>
          <table:table-cell table:style-name="ce53" office:value-type="float" office:value="113200" calcext:value-type="float">
            <text:p>113.200,00</text:p>
          </table:table-cell>
          <table:table-cell table:style-name="ce31"/>
          <table:table-cell table:style-name="ce34" office:value-type="float" office:value="35.5303" calcext:value-type="float">
            <text:p>35,5303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a_35_n2000_m2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" calcext:value-type="float">
            <text:p>200</text:p>
          </table:table-cell>
          <table:table-cell table:style-name="ce19" office:value-type="float" office:value="114180" calcext:value-type="float">
            <text:p>114180</text:p>
          </table:table-cell>
          <table:table-cell table:style-name="ce21"/>
          <table:table-cell table:style-name="ce24" office:value-type="string" calcext:value-type="string">
            <text:p>MDG-a_35_n2000_m200</text:p>
          </table:table-cell>
          <table:table-cell table:style-name="ce28" office:value-type="float" office:value="112288" calcext:value-type="float">
            <text:p>112288,000</text:p>
          </table:table-cell>
          <table:table-cell table:style-name="ce31" table:formula="of:=100*([.D28]-[.G28])/[.D28]" office:value-type="float" office:value="1.65703275529865" calcext:value-type="float">
            <text:p>1,66</text:p>
          </table:table-cell>
          <table:table-cell table:style-name="ce34" office:value-type="float" office:value="0.590339" calcext:value-type="float">
            <text:p>0,59034</text:p>
          </table:table-cell>
          <table:table-cell table:style-name="ce43"/>
          <table:table-cell table:style-name="ce47"/>
          <table:table-cell table:style-name="ce43" table:number-columns-repeated="2"/>
          <table:table-cell table:style-name="ce24" office:value-type="string" calcext:value-type="string">
            <text:p>MDG-a_35_n2000_m200</text:p>
          </table:table-cell>
          <table:table-cell table:style-name="ce53" office:value-type="float" office:value="113115" calcext:value-type="float">
            <text:p>113.115,00</text:p>
          </table:table-cell>
          <table:table-cell table:style-name="ce31"/>
          <table:table-cell table:style-name="ce34" office:value-type="float" office:value="37.6565" calcext:value-type="float">
            <text:p>37,6565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a_36_n2000_m2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" calcext:value-type="float">
            <text:p>200</text:p>
          </table:table-cell>
          <table:table-cell table:style-name="ce19" office:value-type="float" office:value="114252" calcext:value-type="float">
            <text:p>114252</text:p>
          </table:table-cell>
          <table:table-cell table:style-name="ce21"/>
          <table:table-cell table:style-name="ce24" office:value-type="string" calcext:value-type="string">
            <text:p>MDG-a_36_n2000_m200</text:p>
          </table:table-cell>
          <table:table-cell table:style-name="ce28" office:value-type="float" office:value="112296" calcext:value-type="float">
            <text:p>112296,000</text:p>
          </table:table-cell>
          <table:table-cell table:style-name="ce31" table:formula="of:=100*([.D29]-[.G29])/[.D29]" office:value-type="float" office:value="1.71200504148724" calcext:value-type="float">
            <text:p>1,71</text:p>
          </table:table-cell>
          <table:table-cell table:style-name="ce34" office:value-type="float" office:value="0.533663" calcext:value-type="float">
            <text:p>0,53366</text:p>
          </table:table-cell>
          <table:table-cell table:style-name="ce43"/>
          <table:table-cell table:style-name="ce47"/>
          <table:table-cell table:style-name="ce43" table:number-columns-repeated="2"/>
          <table:table-cell table:style-name="ce24" office:value-type="string" calcext:value-type="string">
            <text:p>MDG-a_36_n2000_m200</text:p>
          </table:table-cell>
          <table:table-cell table:style-name="ce53" office:value-type="float" office:value="113174" calcext:value-type="float">
            <text:p>113.174,00</text:p>
          </table:table-cell>
          <table:table-cell table:style-name="ce31"/>
          <table:table-cell table:style-name="ce34" office:value-type="float" office:value="31.5751" calcext:value-type="float">
            <text:p>31,5751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a_37_n2000_m2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" calcext:value-type="float">
            <text:p>200</text:p>
          </table:table-cell>
          <table:table-cell table:style-name="ce19" office:value-type="float" office:value="114213" calcext:value-type="float">
            <text:p>114213</text:p>
          </table:table-cell>
          <table:table-cell table:style-name="ce20"/>
          <table:table-cell table:style-name="ce24" office:value-type="string" calcext:value-type="string">
            <text:p>MDG-a_37_n2000_m200</text:p>
          </table:table-cell>
          <table:table-cell table:style-name="ce28" office:value-type="float" office:value="111986" calcext:value-type="float">
            <text:p>111986,000</text:p>
          </table:table-cell>
          <table:table-cell table:style-name="ce31" table:formula="of:=100*([.D30]-[.G30])/[.D30]" office:value-type="float" office:value="1.94986560198927" calcext:value-type="float">
            <text:p>1,95</text:p>
          </table:table-cell>
          <table:table-cell table:style-name="ce34" office:value-type="float" office:value="0.481793" calcext:value-type="float">
            <text:p>0,48179</text:p>
          </table:table-cell>
          <table:table-cell table:style-name="ce42" table:number-columns-repeated="2"/>
          <table:table-cell table:style-name="ce51"/>
          <table:table-cell table:style-name="ce43"/>
          <table:table-cell table:style-name="ce24" office:value-type="string" calcext:value-type="string">
            <text:p>MDG-a_37_n2000_m200</text:p>
          </table:table-cell>
          <table:table-cell table:style-name="ce53" office:value-type="float" office:value="112622" calcext:value-type="float">
            <text:p>112.622,00</text:p>
          </table:table-cell>
          <table:table-cell table:style-name="ce31"/>
          <table:table-cell table:style-name="ce34" office:value-type="float" office:value="25.039" calcext:value-type="float">
            <text:p>25,0390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a_38_n2000_m2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" calcext:value-type="float">
            <text:p>200</text:p>
          </table:table-cell>
          <table:table-cell table:style-name="ce19" office:value-type="float" office:value="114378" calcext:value-type="float">
            <text:p>114378</text:p>
          </table:table-cell>
          <table:table-cell table:style-name="ce21"/>
          <table:table-cell table:style-name="ce24" office:value-type="string" calcext:value-type="string">
            <text:p>MDG-a_38_n2000_m200</text:p>
          </table:table-cell>
          <table:table-cell table:style-name="ce28" office:value-type="float" office:value="112298" calcext:value-type="float">
            <text:p>112298,000</text:p>
          </table:table-cell>
          <table:table-cell table:style-name="ce31" table:formula="of:=100*([.D31]-[.G31])/[.D31]" office:value-type="float" office:value="1.81853153578485" calcext:value-type="float">
            <text:p>1,82</text:p>
          </table:table-cell>
          <table:table-cell table:style-name="ce34" office:value-type="float" office:value="0.525398" calcext:value-type="float">
            <text:p>0,52540</text:p>
          </table:table-cell>
          <table:table-cell table:style-name="ce43"/>
          <table:table-cell table:style-name="ce47"/>
          <table:table-cell table:style-name="ce43" table:number-columns-repeated="2"/>
          <table:table-cell table:style-name="ce24" office:value-type="string" calcext:value-type="string">
            <text:p>MDG-a_38_n2000_m200</text:p>
          </table:table-cell>
          <table:table-cell table:style-name="ce53" office:value-type="float" office:value="113413" calcext:value-type="float">
            <text:p>113.413,00</text:p>
          </table:table-cell>
          <table:table-cell table:style-name="ce31"/>
          <table:table-cell table:style-name="ce34" office:value-type="float" office:value="40.5456" calcext:value-type="float">
            <text:p>40,5456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a_39_n2000_m2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" calcext:value-type="float">
            <text:p>200</text:p>
          </table:table-cell>
          <table:table-cell table:style-name="ce19" office:value-type="float" office:value="114201" calcext:value-type="float">
            <text:p>114201</text:p>
          </table:table-cell>
          <table:table-cell table:style-name="ce21"/>
          <table:table-cell table:style-name="ce24" office:value-type="string" calcext:value-type="string">
            <text:p>MDG-a_39_n2000_m200</text:p>
          </table:table-cell>
          <table:table-cell table:style-name="ce28" office:value-type="float" office:value="112326" calcext:value-type="float">
            <text:p>112326,000</text:p>
          </table:table-cell>
          <table:table-cell table:style-name="ce31" table:formula="of:=100*([.D32]-[.G32])/[.D32]" office:value-type="float" office:value="1.64184201539391" calcext:value-type="float">
            <text:p>1,64</text:p>
          </table:table-cell>
          <table:table-cell table:style-name="ce34" office:value-type="float" office:value="0.54027" calcext:value-type="float">
            <text:p>0,54027</text:p>
          </table:table-cell>
          <table:table-cell table:style-name="ce43"/>
          <table:table-cell table:style-name="ce47"/>
          <table:table-cell table:style-name="ce43" table:number-columns-repeated="2"/>
          <table:table-cell table:style-name="ce24" office:value-type="string" calcext:value-type="string">
            <text:p>MDG-a_39_n2000_m200</text:p>
          </table:table-cell>
          <table:table-cell table:style-name="ce53" office:value-type="float" office:value="112911" calcext:value-type="float">
            <text:p>112.911,00</text:p>
          </table:table-cell>
          <table:table-cell table:style-name="ce31"/>
          <table:table-cell table:style-name="ce34" office:value-type="float" office:value="29.1008" calcext:value-type="float">
            <text:p>29,1008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DG-a_40_n2000_m2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" calcext:value-type="float">
            <text:p>200</text:p>
          </table:table-cell>
          <table:table-cell table:style-name="ce19" office:value-type="float" office:value="114191" calcext:value-type="float">
            <text:p>114191</text:p>
          </table:table-cell>
          <table:table-cell table:style-name="ce21"/>
          <table:table-cell table:style-name="ce24" office:value-type="string" calcext:value-type="string">
            <text:p>MDG-a_40_n2000_m200</text:p>
          </table:table-cell>
          <table:table-cell table:style-name="ce28" office:value-type="float" office:value="112833" calcext:value-type="float">
            <text:p>112833,000</text:p>
          </table:table-cell>
          <table:table-cell table:style-name="ce31" table:formula="of:=100*([.D33]-[.G33])/[.D33]" office:value-type="float" office:value="1.18923557898608" calcext:value-type="float">
            <text:p>1,19</text:p>
          </table:table-cell>
          <table:table-cell table:style-name="ce34" office:value-type="float" office:value="0.533073" calcext:value-type="float">
            <text:p>0,53307</text:p>
          </table:table-cell>
          <table:table-cell table:style-name="ce43"/>
          <table:table-cell table:style-name="ce47"/>
          <table:table-cell table:style-name="ce43" table:number-columns-repeated="2"/>
          <table:table-cell table:style-name="ce24" office:value-type="string" calcext:value-type="string">
            <text:p>MDG-a_40_n2000_m200</text:p>
          </table:table-cell>
          <table:table-cell table:style-name="ce53" office:value-type="float" office:value="113238" calcext:value-type="float">
            <text:p>113.238,00</text:p>
          </table:table-cell>
          <table:table-cell table:style-name="ce31"/>
          <table:table-cell table:style-name="ce34" office:value-type="float" office:value="27.2684" calcext:value-type="float">
            <text:p>27,26840</text:p>
          </table:table-cell>
          <table:table-cell table:number-columns-repeated="1007"/>
        </table:table-row>
        <table:table-row table:style-name="ro5">
          <table:table-cell table:style-name="ce5"/>
          <table:table-cell table:style-name="ce15" table:number-columns-repeated="3"/>
          <table:table-cell table:style-name="ce7"/>
          <table:table-cell table:style-name="ce2" table:number-columns-repeated="4"/>
          <table:table-cell table:number-columns-repeated="1015"/>
        </table:table-row>
        <table:table-row table:style-name="ro5">
          <table:table-cell table:style-name="ce5"/>
          <table:table-cell table:style-name="ce15" table:number-columns-repeated="3"/>
          <table:table-cell table:style-name="ce7"/>
          <table:table-cell table:style-name="ce8"/>
          <table:table-cell table:style-name="ce29"/>
          <table:table-cell table:style-name="ce16"/>
          <table:table-cell table:style-name="ce36"/>
          <table:table-cell table:number-columns-repeated="1015"/>
        </table:table-row>
        <table:table-row table:style-name="ro6">
          <table:table-cell table:style-name="ce6"/>
          <table:table-cell table:style-name="ce11" table:number-columns-repeated="2"/>
          <table:table-cell table:style-name="ce16"/>
          <table:table-cell table:style-name="ce2"/>
          <table:table-cell table:style-name="ce8"/>
          <table:table-cell table:style-name="ce16" table:number-columns-repeated="2"/>
          <table:table-cell table:style-name="ce17"/>
          <table:table-cell table:style-name="ce44" table:number-columns-repeated="2"/>
          <table:table-cell table:style-name="ce52"/>
          <table:table-cell table:number-columns-repeated="1012"/>
        </table:table-row>
        <table:table-row table:style-name="ro5">
          <table:table-cell table:style-name="ce5"/>
          <table:table-cell table:style-name="ce15" table:number-columns-repeated="3"/>
          <table:table-cell table:style-name="ce7"/>
          <table:table-cell table:number-columns-repeated="1019"/>
        </table:table-row>
        <table:table-row table:style-name="ro7">
          <table:table-cell table:style-name="ce7" table:number-columns-repeated="5"/>
          <table:table-cell table:number-columns-repeated="1019"/>
        </table:table-row>
        <table:table-row table:style-name="ro5" table:number-rows-repeated="3">
          <table:table-cell table:style-name="ce5"/>
          <table:table-cell table:style-name="ce15" table:number-columns-repeated="3"/>
          <table:table-cell table:style-name="ce7"/>
          <table:table-cell table:number-columns-repeated="1019"/>
        </table:table-row>
        <table:table-row table:style-name="ro6">
          <table:table-cell table:style-name="ce6"/>
          <table:table-cell table:style-name="ce11" table:number-columns-repeated="2"/>
          <table:table-cell table:style-name="ce16"/>
          <table:table-cell table:style-name="ce2"/>
          <table:table-cell table:number-columns-repeated="4"/>
          <table:table-cell table:style-name="ce44" table:number-columns-repeated="2"/>
          <table:table-cell table:style-name="ce52"/>
          <table:table-cell table:number-columns-repeated="1012"/>
        </table:table-row>
        <table:table-row table:style-name="ro5">
          <table:table-cell table:style-name="ce5"/>
          <table:table-cell table:style-name="ce15" table:number-columns-repeated="3"/>
          <table:table-cell table:style-name="ce7"/>
          <table:table-cell table:number-columns-repeated="1019"/>
        </table:table-row>
        <table:table-row table:style-name="ro5">
          <table:table-cell table:style-name="ce2"/>
          <table:table-cell table:style-name="ce12" table:number-columns-repeated="3"/>
          <table:table-cell table:style-name="ce2" table:number-columns-repeated="8"/>
          <table:table-cell table:number-columns-repeated="1012"/>
        </table:table-row>
        <table:table-row table:style-name="ro5">
          <table:table-cell table:style-name="ce8"/>
          <table:table-cell table:style-name="ce16" table:number-columns-repeated="2"/>
          <table:table-cell table:style-name="ce17"/>
          <table:table-cell table:style-name="ce7"/>
          <table:table-cell table:style-name="ce8"/>
          <table:table-cell table:style-name="ce29"/>
          <table:table-cell table:style-name="ce16"/>
          <table:table-cell table:style-name="ce36"/>
          <table:table-cell table:number-columns-repeated="1015"/>
        </table:table-row>
        <table:table-row table:style-name="ro5">
          <table:table-cell table:style-name="ce9"/>
          <table:table-cell table:style-name="ce17" table:number-columns-repeated="3"/>
          <table:table-cell table:style-name="ce7"/>
          <table:table-cell table:style-name="ce8"/>
          <table:table-cell table:style-name="ce16" table:number-columns-repeated="2"/>
          <table:table-cell table:style-name="ce17"/>
          <table:table-cell table:number-columns-repeated="1015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text>Sí</number:text>
    </number:number-style>
    <number:number-style style:name="N120P1" style:volatile="true">
      <number:text>Sí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Verdadero</number:text>
    </number:number-style>
    <number:number-style style:name="N121P1" style:volatile="true">
      <number:text>Verdadero</number:text>
    </number:number-style>
    <number:number-style style:name="N121">
      <number:text>Fals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vado</number:text>
    </number:number-style>
    <number:number-style style:name="N122P1" style:volatile="true">
      <number:text>Activado</number:text>
    </number:number-style>
    <number:number-style style:name="N122">
      <number:text>Desactivado</number:text>
      <style:map style:condition="value()&gt;0" style:apply-style-name="N122P0"/>
      <style:map style:condition="value()&lt;0" style:apply-style-name="N122P1"/>
    </number:number-style>
    <number:currency-style style:name="N123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9" loext:min-decimal-places="9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0:11:28</meta:creation-date>
    <dc:date>2020-03-22T14:32:09.371678217</dc:date>
    <meta:editing-duration>PT8M21S</meta:editing-duration>
    <meta:editing-cycles>2</meta:editing-cycles>
    <meta:generator>LibreOffice/6.1.6.3$Linux_X86_64 LibreOffice_project/10$Build-3</meta:generator>
    <meta:document-statistic meta:table-count="1" meta:cell-count="350" meta:object-count="0"/>
  </office:meta>
</office:document-meta>
</file>